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4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29" calcext:value-type="float">
            <text:p>97,29</text:p>
          </table:table-cell>
          <table:table-cell table:formula="of:=100 - SUM([.A2:.B2])" office:value-type="float" office:value="2.70999999999999" calcext:value-type="float">
            <text:p>2,71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office:value-type="float" office:value="24.3478531837" calcext:value-type="float">
            <text:p>24,347853183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1" calcext:value-type="float">
            <text:p>97,21</text:p>
          </table:table-cell>
          <table:table-cell table:formula="of:=100 - SUM([.A3:.B3])" office:value-type="float" office:value="2.79000000000001" calcext:value-type="float">
            <text:p>2,79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office:value-type="float" office:value="23.9260718822" calcext:value-type="float">
            <text:p>23,926071882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9" calcext:value-type="float">
            <text:p>97,49</text:p>
          </table:table-cell>
          <table:table-cell table:formula="of:=100 - SUM([.A4:.B4])" office:value-type="float" office:value="2.51000000000001" calcext:value-type="float">
            <text:p>2,51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office:value-type="float" office:value="23.927380085" calcext:value-type="float">
            <text:p>23,92738008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38" calcext:value-type="float">
            <text:p>97,38</text:p>
          </table:table-cell>
          <table:table-cell table:formula="of:=100 - SUM([.A5:.B5])" office:value-type="float" office:value="2.62" calcext:value-type="float">
            <text:p>2,62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office:value-type="float" office:value="23.9757039547" calcext:value-type="float">
            <text:p>23,975703954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71" calcext:value-type="float">
            <text:p>96,71</text:p>
          </table:table-cell>
          <table:table-cell table:formula="of:=100 - SUM([.A6:.B6])" office:value-type="float" office:value="3.29000000000001" calcext:value-type="float">
            <text:p>3,29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office:value-type="float" office:value="23.9875590801" calcext:value-type="float">
            <text:p>23,987559080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66" calcext:value-type="float">
            <text:p>95,66</text:p>
          </table:table-cell>
          <table:table-cell table:formula="of:=100 - SUM([.A7:.B7])" office:value-type="float" office:value="4.34" calcext:value-type="float">
            <text:p>4,34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office:value-type="float" office:value="23.9343290329" calcext:value-type="float">
            <text:p>23,934329032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table:formula="of:=100 - SUM([.A8:.B8])" office:value-type="float" office:value="2.98" calcext:value-type="float">
            <text:p>2,98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office:value-type="float" office:value="23.9568150043" calcext:value-type="float">
            <text:p>23,9568150043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3" calcext:value-type="float">
            <text:p>97,13</text:p>
          </table:table-cell>
          <table:table-cell table:formula="of:=100 - SUM([.A9:.B9])" office:value-type="float" office:value="2.87" calcext:value-type="float">
            <text:p>2,87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office:value-type="float" office:value="23.9418480396" calcext:value-type="float">
            <text:p>23,941848039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75" calcext:value-type="float">
            <text:p>96,75</text:p>
          </table:table-cell>
          <table:table-cell table:formula="of:=100 - SUM([.A10:.B10])" office:value-type="float" office:value="3.25" calcext:value-type="float">
            <text:p>3,25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office:value-type="float" office:value="23.939193964" calcext:value-type="float">
            <text:p>23,93919396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3" calcext:value-type="float">
            <text:p>96,3</text:p>
          </table:table-cell>
          <table:table-cell table:formula="of:=100 - SUM([.A11:.B11])" office:value-type="float" office:value="3.7" calcext:value-type="float">
            <text:p>3,7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office:value-type="float" office:value="23.9169969559" calcext:value-type="float">
            <text:p>23,916996955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894" calcext:value-type="float">
            <text:p>96,894</text:p>
          </table:table-cell>
          <table:table-cell table:formula="of:=AVERAGE([.C2:.C11])" office:value-type="float" office:value="3.106" calcext:value-type="float">
            <text:p>3,106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23.98537511824" calcext:value-type="float">
            <text:p>23,9853751182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33:07.5428323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1:15:34.740596764</meta:creation-date>
    <dc:date>2018-01-17T15:34:08.131070874</dc:date>
    <meta:editing-duration>PT2M4S</meta:editing-duration>
    <meta:editing-cycles>3</meta:editing-cycles>
    <meta:generator>LibreOffice/5.1.6.2$Linux_X86_64 LibreOffice_project/10m0$Build-2</meta:generator>
    <meta:document-statistic meta:table-count="1" meta:cell-count="104" meta:object-count="0"/>
  </office:meta>
</office:document-meta>
</file>